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17f1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MIT License</text:h>
      <text:p text:style-name="Text_20_body">Copyright (c) 20<text:span text:style-name="T1">23</text:span> <text:span text:style-name="T1">Sarah MacQueen</text:span></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1T20:03:20.430000000</meta:creation-date>
    <dc:date>2023-03-21T20:03:45.115000000</dc:date>
    <meta:editing-duration>PT25S</meta:editing-duration>
    <meta:editing-cycles>1</meta:editing-cycles>
    <meta:document-statistic meta:table-count="0" meta:image-count="0" meta:object-count="0" meta:page-count="1" meta:paragraph-count="5" meta:word-count="169" meta:character-count="1062" meta:non-whitespace-character-count="898"/>
    <meta:generator>LibreOffice/7.1.6.2$Windows_X86_64 LibreOffice_project/0e133318fcee89abacd6a7d077e292f1145735c3</meta:generator>
  </office:meta>
</office:document-meta>
</file>